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14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14.25mm"/>
    </style:style>
    <style:style style:name="co5" style:family="table-column">
      <style:table-column-properties fo:break-before="auto" style:column-width="14.61mm"/>
    </style:style>
    <style:style style:name="co6" style:family="table-column">
      <style:table-column-properties fo:break-before="auto" style:column-width="12.89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8.17mm"/>
    </style:style>
    <style:style style:name="ro1" style:family="table-row">
      <style:table-row-properties style:row-height="5.6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diagonal-tl-br="none" style:text-align-source="fix" style:repeat-content="false" fo:background-color="transparent" fo:border="none" Hatch="Black 45 Degrees,0.0,-1"/>
      <style:paragraph-properties fo:text-align="center" fo:margin-left="0mm"/>
    </style:style>
    <style:style style:name="ce5" style:family="table-cell" style:parent-style-name="Default">
      <style:table-cell-properties fo:background-color="transparent" fo:border="0.06pt solid #000000" Hatch="Black 45 Degrees,0.0,-1"/>
    </style:style>
    <style:style style:name="ce6" style:family="table-cell" style:parent-style-name="Default">
      <style:table-cell-properties style:text-align-source="fix" style:repeat-content="false" fo:background-color="transparent" fo:border="0.06pt solid #000000" Hatch="Black 45 Degrees,0.0,-1"/>
      <style:paragraph-properties fo:text-align="center" fo:margin-left="0mm"/>
    </style:style>
    <style:style style:name="ce7" style:family="table-cell" style:parent-style-name="Default">
      <style:table-cell-properties style:diagonal-bl-tr="none" fo:border="none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hatch" draw:fill-color="#ffffff" draw:secondary-fill-color="#ffffff" draw:fill-hatch-name="Black_20_45_20_Degrees" draw:fill-hatch-solid="true" draw:opacity="100%" draw:textarea-horizontal-align="center" draw:textarea-vertical-align="middle"/>
    </style:style>
    <style:style style:name="P1" style:family="paragraph">
      <loext:graphic-properties draw:fill="hatch" draw:fill-color="#ffffff" draw:secondary-fill-color="#ffffff" draw:fill-hatch-name="Black_20_45_20_Degrees" draw:fill-hatch-solid="true" draw:opacity="100%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rect draw:z-index="0" draw:style-name="gr1" draw:text-style-name="P1" table:table-background="true" svg:width="13.92mm" svg:height="5.66mm" svg:x="91.72mm" svg:y="11.28mm">
            <text:p/>
          </draw:rect>
          <draw:rect draw:z-index="1" draw:style-name="gr1" draw:text-style-name="P1" table:table-background="true" svg:width="14.27mm" svg:height="5.66mm" svg:x="105.63mm" svg:y="11.28mm">
            <text:p/>
          </draw:rect>
          <draw:rect draw:z-index="2" draw:style-name="gr1" draw:text-style-name="P1" table:table-background="true" svg:width="14.61mm" svg:height="5.66mm" svg:x="119.89mm" svg:y="11.28mm">
            <text:p/>
          </draw:rect>
          <draw:rect draw:z-index="3" draw:style-name="gr1" draw:text-style-name="P1" table:table-background="true" svg:width="14.62mm" svg:height="5.66mm" svg:x="134.49mm" svg:y="11.28mm">
            <text:p/>
          </draw:rect>
          <draw:rect draw:z-index="4" draw:style-name="gr1" draw:text-style-name="P1" table:table-background="true" svg:width="14.26mm" svg:height="5.66mm" svg:x="149.1mm" svg:y="11.28mm">
            <text:p/>
          </draw:rect>
          <draw:rect draw:z-index="5" draw:style-name="gr1" draw:text-style-name="P1" table:table-background="true" svg:width="14.26mm" svg:height="5.66mm" svg:x="163.35mm" svg:y="11.28mm">
            <text:p/>
          </draw:rect>
          <draw:rect draw:z-index="6" draw:style-name="gr1" draw:text-style-name="P1" table:table-background="true" svg:width="14.26mm" svg:height="5.66mm" svg:x="177.6mm" svg:y="11.28mm">
            <text:p/>
          </draw:rect>
          <draw:rect draw:z-index="7" draw:style-name="gr1" draw:text-style-name="P1" table:table-background="true" svg:width="13.93mm" svg:height="5.66mm" svg:x="191.85mm" svg:y="11.28mm">
            <text:p/>
          </draw:rect>
          <draw:rect draw:z-index="8" draw:style-name="gr1" draw:text-style-name="P1" table:table-background="true" svg:width="13.93mm" svg:height="5.66mm" svg:x="205.77mm" svg:y="11.28mm">
            <text:p/>
          </draw:rect>
          <draw:rect draw:z-index="9" draw:style-name="gr1" draw:text-style-name="P1" table:table-background="true" svg:width="13.92mm" svg:height="5.65mm" svg:x="91.72mm" svg:y="16.93mm">
            <text:p/>
          </draw:rect>
          <draw:rect draw:z-index="10" draw:style-name="gr1" draw:text-style-name="P1" table:table-background="true" svg:width="14.27mm" svg:height="5.65mm" svg:x="105.63mm" svg:y="16.93mm">
            <text:p/>
          </draw:rect>
          <draw:rect draw:z-index="11" draw:style-name="gr1" draw:text-style-name="P1" table:table-background="true" svg:width="14.61mm" svg:height="5.65mm" svg:x="119.89mm" svg:y="16.93mm">
            <text:p/>
          </draw:rect>
          <draw:rect draw:z-index="12" draw:style-name="gr1" draw:text-style-name="P1" table:table-background="true" svg:width="14.62mm" svg:height="5.65mm" svg:x="134.49mm" svg:y="16.93mm">
            <text:p/>
          </draw:rect>
          <draw:rect draw:z-index="13" draw:style-name="gr1" draw:text-style-name="P1" table:table-background="true" svg:width="14.26mm" svg:height="5.66mm" svg:x="149.1mm" svg:y="22.57mm">
            <text:p/>
          </draw:rect>
          <draw:rect draw:z-index="14" draw:style-name="gr1" draw:text-style-name="P1" table:table-background="true" svg:width="14.26mm" svg:height="5.66mm" svg:x="163.35mm" svg:y="22.57mm">
            <text:p/>
          </draw:rect>
          <draw:rect draw:z-index="15" draw:style-name="gr1" draw:text-style-name="P1" table:table-background="true" svg:width="14.26mm" svg:height="5.66mm" svg:x="177.6mm" svg:y="22.57mm">
            <text:p/>
          </draw:rect>
          <draw:rect draw:z-index="16" draw:style-name="gr1" draw:text-style-name="P1" table:table-background="true" svg:width="13.93mm" svg:height="5.66mm" svg:x="191.85mm" svg:y="22.57mm">
            <text:p/>
          </draw:rect>
          <draw:rect draw:z-index="17" draw:style-name="gr1" draw:text-style-name="P1" table:table-background="true" svg:width="13.93mm" svg:height="5.66mm" svg:x="205.77mm" svg:y="22.57mm">
            <text:p/>
          </draw:rect>
          <draw:rect draw:z-index="18" draw:style-name="gr1" draw:text-style-name="P1" table:table-background="true" svg:width="14.26mm" svg:height="5.65mm" svg:x="219.69mm" svg:y="28.22mm">
            <text:p/>
          </draw:rect>
          <draw:rect draw:z-index="19" draw:style-name="gr1" draw:text-style-name="P1" table:table-background="true" svg:width="12.9mm" svg:height="5.65mm" svg:x="233.94mm" svg:y="28.22mm">
            <text:p/>
          </draw:rect>
          <draw:rect draw:z-index="20" draw:style-name="gr1" draw:text-style-name="P1" table:table-background="true" svg:width="13.92mm" svg:height="5.66mm" svg:x="91.72mm" svg:y="33.86mm">
            <text:p/>
          </draw:rect>
          <draw:rect draw:z-index="21" draw:style-name="gr1" draw:text-style-name="P1" table:table-background="true" svg:width="14.27mm" svg:height="5.66mm" svg:x="105.63mm" svg:y="33.86mm">
            <text:p/>
          </draw:rect>
          <draw:rect draw:z-index="22" draw:style-name="gr1" draw:text-style-name="P1" table:table-background="true" svg:width="14.61mm" svg:height="5.65mm" svg:x="119.89mm" svg:y="39.51mm">
            <text:p/>
          </draw:rect>
          <draw:rect draw:z-index="23" draw:style-name="gr1" draw:text-style-name="P1" table:table-background="true" svg:width="14.62mm" svg:height="5.65mm" svg:x="134.49mm" svg:y="39.51mm">
            <text:p/>
          </draw:rect>
          <draw:rect draw:z-index="24" draw:style-name="gr1" draw:text-style-name="P1" table:table-background="true" svg:width="14.26mm" svg:height="5.66mm" svg:x="163.35mm" svg:y="33.86mm">
            <text:p/>
          </draw:rect>
          <draw:rect draw:z-index="25" draw:style-name="gr1" draw:text-style-name="P1" table:table-background="true" svg:width="14.26mm" svg:height="5.66mm" svg:x="177.6mm" svg:y="33.86mm">
            <text:p/>
          </draw:rect>
          <draw:rect draw:z-index="26" draw:style-name="gr1" draw:text-style-name="P1" table:table-background="true" svg:width="13.93mm" svg:height="5.65mm" svg:x="191.85mm" svg:y="39.51mm">
            <text:p/>
          </draw:rect>
          <draw:rect draw:z-index="27" draw:style-name="gr1" draw:text-style-name="P1" table:table-background="true" svg:width="13.93mm" svg:height="5.65mm" svg:x="205.77mm" svg:y="39.51mm">
            <text:p/>
          </draw:rect>
          <draw:rect draw:z-index="28" draw:style-name="gr1" draw:text-style-name="P1" table:table-background="true" svg:width="12.9mm" svg:height="5.65mm" svg:x="233.94mm" svg:y="39.51mm">
            <text:p/>
          </draw:rect>
          <draw:rect draw:z-index="29" draw:style-name="gr1" draw:text-style-name="P1" table:table-background="true" svg:width="14.26mm" svg:height="5.66mm" svg:x="219.69mm" svg:y="33.86mm">
            <text:p/>
          </draw:rect>
          <draw:rect draw:z-index="30" draw:style-name="gr1" draw:text-style-name="P1" table:table-background="true" svg:width="14.26mm" svg:height="5.66mm" svg:x="163.35mm" svg:y="45.15mm">
            <text:p/>
          </draw:rect>
          <draw:rect draw:z-index="31" draw:style-name="gr1" draw:text-style-name="P1" table:table-background="true" svg:width="14.26mm" svg:height="5.66mm" svg:x="177.6mm" svg:y="45.15mm">
            <text:p/>
          </draw:rect>
          <draw:rect draw:z-index="32" draw:style-name="gr1" draw:text-style-name="P1" table:table-background="true" svg:width="13.93mm" svg:height="5.66mm" svg:x="191.85mm" svg:y="45.15mm">
            <text:p/>
          </draw:rect>
          <draw:rect draw:z-index="33" draw:style-name="gr1" draw:text-style-name="P1" table:table-background="true" svg:width="13.93mm" svg:height="5.66mm" svg:x="205.77mm" svg:y="45.15mm">
            <text:p/>
          </draw:rect>
          <draw:rect draw:z-index="34" draw:style-name="gr1" draw:text-style-name="P1" table:table-background="true" svg:width="14.26mm" svg:height="5.66mm" svg:x="219.69mm" svg:y="45.15mm">
            <text:p/>
          </draw:rect>
          <draw:rect draw:z-index="35" draw:style-name="gr1" draw:text-style-name="P1" table:table-background="true" svg:width="14.26mm" svg:height="5.65mm" svg:x="149.1mm" svg:y="50.8mm">
            <text:p/>
          </draw:rect>
          <draw:rect draw:z-index="36" draw:style-name="gr1" draw:text-style-name="P1" table:table-background="true" svg:width="14.95mm" svg:height="5.65mm" svg:x="246.83mm" svg:y="50.8mm">
            <text:p/>
          </draw:rect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Atividades</text:p>
          </table:table-cell>
          <table:table-cell table:style-name="ce3" office:value-type="string" calcext:value-type="string">
            <text:p>Set/18</text:p>
          </table:table-cell>
          <table:table-cell table:style-name="ce3" office:value-type="string" calcext:value-type="string">
            <text:p>Out/18</text:p>
          </table:table-cell>
          <table:table-cell table:style-name="ce3" office:value-type="string" calcext:value-type="string">
            <text:p>Nov/18</text:p>
          </table:table-cell>
          <table:table-cell table:style-name="ce3" office:value-type="string" calcext:value-type="string">
            <text:p>Dez/18</text:p>
          </table:table-cell>
          <table:table-cell table:style-name="ce3" office:value-type="string" calcext:value-type="string">
            <text:p>Jan/19</text:p>
          </table:table-cell>
          <table:table-cell table:style-name="ce3" office:value-type="string" calcext:value-type="string">
            <text:p>Fev/19</text:p>
          </table:table-cell>
          <table:table-cell table:style-name="ce3" office:value-type="string" calcext:value-type="string">
            <text:p>Mar/19</text:p>
          </table:table-cell>
          <table:table-cell table:style-name="ce3" office:value-type="string" calcext:value-type="string">
            <text:p>Abr/19</text:p>
          </table:table-cell>
          <table:table-cell table:style-name="ce3" office:value-type="string" calcext:value-type="string">
            <text:p>Mai/19</text:p>
          </table:table-cell>
          <table:table-cell table:style-name="ce3" office:value-type="string" calcext:value-type="string">
            <text:p>Jun/19</text:p>
          </table:table-cell>
          <table:table-cell table:style-name="ce3" office:value-type="string" calcext:value-type="string">
            <text:p>Jul/19</text:p>
          </table:table-cell>
          <table:table-cell table:style-name="ce3" office:value-type="string" calcext:value-type="string">
            <text:p>Ago/1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<text:s/>Revisão Bibliográfica</text:p>
          </table:table-cell>
          <table:table-cell table:style-name="ce4"/>
          <table:table-cell table:style-name="ce6" table:number-columns-repeated="3"/>
          <table:table-cell table:style-name="ce5" table:number-columns-repeated="5"/>
          <table:table-cell table:style-name="ce2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<text:s/>Desenvolvimento de código (poiseuille)</text:p>
          </table:table-cell>
          <table:table-cell table:style-name="ce5" table:number-columns-repeated="4"/>
          <table:table-cell table:style-name="ce2" table:number-columns-repeated="8"/>
          <table:table-cell/>
        </table:table-row>
        <table:table-row table:style-name="ro1">
          <table:table-cell/>
          <table:table-cell table:style-name="ce2" office:value-type="string" calcext:value-type="string">
            <text:p><text:s/>Desenvolvimento de código (dispersos)</text:p>
          </table:table-cell>
          <table:table-cell table:style-name="ce2" table:number-columns-repeated="4"/>
          <table:table-cell table:style-name="ce5" table:number-columns-repeated="5"/>
          <table:table-cell table:style-name="ce2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<text:s/>Desenvolvimento de código (temperatura)</text:p>
          </table:table-cell>
          <table:table-cell table:style-name="ce2"/>
          <table:table-cell table:style-name="ce7"/>
          <table:table-cell table:style-name="ce2" table:number-columns-repeated="2"/>
          <table:table-cell table:style-name="ce9" table:number-columns-repeated="5"/>
          <table:table-cell table:style-name="ce5" table:number-columns-repeated="2"/>
          <table: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<text:s/>Testes e validações</text:p>
          </table:table-cell>
          <table:table-cell table:style-name="ce5" table:number-columns-repeated="2"/>
          <table:table-cell table:style-name="ce2" table:number-columns-repeated="3"/>
          <table:table-cell table:style-name="ce5" table:number-columns-repeated="2"/>
          <table:table-cell table:style-name="ce2" table:number-columns-repeated="2"/>
          <table:table-cell table:style-name="ce5"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<text:s/>Simulação de problemas físicos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3"/>
          <table:table-cell table:style-name="ce5" table:number-columns-repeated="2"/>
          <table:table-cell table:style-name="ce2"/>
          <table:table-cell table:style-name="ce5"/>
          <table: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<text:s/>Escrever dissertação</text:p>
          </table:table-cell>
          <table:table-cell table:style-name="ce2" table:number-columns-repeated="4"/>
          <table:table-cell table:style-name="ce8"/>
          <table:table-cell table:style-name="ce5" table:number-columns-repeated="5"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<text:s/>Apresentação</text:p>
          </table:table-cell>
          <table:table-cell table:style-name="ce2" table:number-columns-repeated="3"/>
          <table:table-cell table:style-name="ce8"/>
          <table:table-cell table:style-name="ce5"/>
          <table:table-cell table:style-name="ce2" table:number-columns-repeated="4"/>
          <table:table-cell table:style-name="ce8" table:number-columns-repeated="2"/>
          <table:table-cell table:style-name="ce5"/>
          <table:table-cell/>
        </table:table-row>
        <table:table-row table:style-name="ro1" table:number-rows-repeated="104856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45_20_Degrees" draw:display-name="Black 45 Degrees" draw:style="single" draw:color="#000000" draw:distance="1.02mm" draw:rotation="45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6:06:43.047571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33:28.143993505</meta:creation-date>
    <dc:date>2018-09-27T16:09:47.776889306</dc:date>
    <meta:editing-duration>PT52M21S</meta:editing-duration>
    <meta:editing-cycles>8</meta:editing-cycles>
    <meta:generator>LibreOffice/5.1.6.2$Linux_X86_64 LibreOffice_project/10m0$Build-2</meta:generator>
    <meta:document-statistic meta:table-count="1" meta:cell-count="21" meta:object-count="37"/>
  </office:meta>
</office:document-meta>
</file>